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ebc9"/>
    </style:style>
    <style:style style:name="P2" style:family="paragraph" style:parent-style-name="Standard">
      <style:text-properties fo:language="fr" fo:country="FR" officeooo:rsid="000febc9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0febc9"/>
    </style:style>
    <style:style style:name="P4" style:family="paragraph" style:parent-style-name="Standard">
      <style:text-properties fo:language="fr" fo:country="FR" officeooo:rsid="001028f6" officeooo:paragraph-rsid="001028f6"/>
    </style:style>
    <style:style style:name="P5" style:family="paragraph" style:parent-style-name="Standard">
      <style:text-properties fo:language="fr" fo:country="FR" officeooo:rsid="0010a330" officeooo:paragraph-rsid="0010a330"/>
    </style:style>
    <style:style style:name="P6" style:family="paragraph" style:parent-style-name="Standard">
      <style:paragraph-properties fo:text-align="justify" style:justify-single-word="false"/>
      <style:text-properties fo:language="fr" fo:country="FR" officeooo:rsid="0010a330" officeooo:paragraph-rsid="0010a330"/>
    </style:style>
    <style:style style:name="P7" style:family="paragraph" style:parent-style-name="Standard">
      <style:text-properties fo:language="fr" fo:country="FR" officeooo:rsid="0011e752" officeooo:paragraph-rsid="0011e752"/>
    </style:style>
    <style:style style:name="P8" style:family="paragraph" style:parent-style-name="Standard">
      <style:paragraph-properties fo:text-align="justify" style:justify-single-word="false"/>
      <style:text-properties fo:language="fr" fo:country="FR" officeooo:rsid="0011e752" officeooo:paragraph-rsid="0011e752"/>
    </style:style>
    <style:style style:name="P9" style:family="paragraph" style:parent-style-name="Standard">
      <style:text-properties fo:color="#ff0000" fo:language="fr" fo:country="FR" fo:font-weight="normal" officeooo:rsid="001028f6" officeooo:paragraph-rsid="001028f6" style:font-weight-asian="normal" style:font-weight-complex="normal"/>
    </style:style>
    <style:style style:name="T1" style:family="text">
      <style:text-properties officeooo:rsid="001028f6"/>
    </style:style>
    <style:style style:name="T2" style:family="text">
      <style:text-properties officeooo:rsid="0010a33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28f6" style:font-style-asian="italic" style:font-style-complex="italic"/>
    </style:style>
    <style:style style:name="T5" style:family="text">
      <style:text-properties fo:font-style="italic" officeooo:rsid="0011e75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livrables / Requirement</text:p>
      <text:p text:style-name="P1"/>
      <text:p text:style-name="P4">Penser à écrire le code de façon modulaire pour faire des éventuels extensions</text:p>
      <text:p text:style-name="P5">Récupérer des minions, on fait une armée et on va à la conquête du monde.</text:p>
      <text:p text:style-name="P5"><text:span text:style-name="T4"/></text:p>
      <text:p text:style-name="P5"><text:span text:style-name="T4">J</text:span><text:span text:style-name="T3">oueur : c'est toi, le méchant</text:span></text:p>
      <text:p text:style-name="P5"><text:span text:style-name="T3">Personnage : les minions, </text:span><text:span text:style-name="T5">avec un comportement imprévisible</text:span></text:p>
      <text:p text:style-name="P5"><text:span text:style-name="T3">Objets : des armes utilisé par les minions</text:span></text:p>
      <text:p text:style-name="P7"><text:span text:style-name="T3"/></text:p>
      <text:p text:style-name="P5"><text:span text:style-name="T3">But : Conquérir le monde ET devenir le plus méchant des méchant </text:span><text:span text:style-name="T5">(étendre sa suprématie sur le monde)</text:span></text:p>
      <text:p text:style-name="P5"><text:span text:style-name="T3"/></text:p>
      <text:p text:style-name="P6"><text:span text:style-name="T3">Le joueur commence avec un niveau de méchanceté minimal. </text:span><text:span text:style-name="T5">Il</text:span><text:span text:style-name="T3"> doit attraper un maximum de personnages et d'objets, </text:span><text:span text:style-name="T5">pour faire augmenter son niveau.</text:span></text:p>
      <text:p text:style-name="P8"><text:span text:style-name="T5">P</text:span><text:span text:style-name="T3">our augmenter plus rapidement son niveau et / ou avoir plus de minions, le joueur devra combattre d'autres joueurs. Mais attention, si le joueur perd le combat il perdra des minions.</text:span></text:p>
      <text:p text:style-name="P8"><text:span text:style-name="T3"/></text:p>
      <text:p text:style-name="P4"/>
      <text:p text:style-name="P4">Fonctionnel :</text:p>
      <text:p text:style-name="P2">- Création de joueurs</text:p>
      <text:p text:style-name="P2">- Faire évoluer son joueur (les niveaux)</text:p>
      <text:p text:style-name="P2">- Faire évoluer les personnages</text:p>
      <text:p text:style-name="P2">- Collectionner les personnages</text:p>
      <text:p text:style-name="P2">- Créer des personnages</text:p>
      <text:p text:style-name="P2">- Se déplacer / déplacer le joueur</text:p>
      <text:p text:style-name="P2">- Faire des zoom</text:p>
      <text:p text:style-name="P2">- Changer le point de vue sur la carte</text:p>
      <text:p text:style-name="P2">- <text:span text:style-name="T1">Représenter un certains nombre de place (endroits)</text:span></text:p>
      <text:p text:style-name="P2">- <text:span text:style-name="T1">Insertion d'objet dans le jeu</text:span></text:p>
      <text:p text:style-name="P2">- <text:span text:style-name="T1">Interaction joueur / objet (le joueur peut attraper l'objet)</text:span></text:p>
      <text:p text:style-name="P2">- <text:span text:style-name="T1">Interaction joueur / joueur</text:span></text:p>
      <text:p text:style-name="P2"/>
      <text:p text:style-name="P4">Non Fonctionnel <text:span text:style-name="T2">(comment représenter … )</text:span> :</text:p>
      <text:p text:style-name="P4">- Utilisation de touches pour le déplacement</text:p>
      <text:p text:style-name="P4">- Map 2D : matrice 2D</text:p>
      <text:p text:style-name="P4">- <text:span text:style-name="T2">(interface) Joueur : Nom, niveaux, âge …</text:span></text:p>
      <text:p text:style-name="P9">- <text:span text:style-name="T2">Comment représenter : l'objet, personnage (il faut définir le jeu pour faire ç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1:44:42.590208000</meta:creation-date>
    <dc:date>2016-10-11T12:40:43.304975000</dc:date>
    <meta:editing-duration>PT8M28S</meta:editing-duration>
    <meta:editing-cycles>1</meta:editing-cycles>
    <meta:document-statistic meta:table-count="0" meta:image-count="0" meta:object-count="0" meta:page-count="1" meta:paragraph-count="27" meta:word-count="242" meta:character-count="1387" meta:non-whitespace-character-count="1172"/>
    <meta:generator>LibreOffice/5.0.3.2$MacOSX_X86_64 LibreOffice_project/e5f16313668ac592c1bfb310f4390624e3dbfb75</meta:generator>
  </office:meta>
</office:document-meta>
</file>